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22668" officeooo:paragraph-rsid="00022668"/>
    </style:style>
    <style:style style:name="P2" style:family="paragraph" style:parent-style-name="Text_20_body">
      <style:text-properties officeooo:rsid="000235c3" officeooo:paragraph-rsid="000235c3"/>
    </style:style>
    <style:style style:name="P3" style:family="paragraph" style:parent-style-name="Text_20_body">
      <style:text-properties officeooo:rsid="000235c3" officeooo:paragraph-rsid="0003ec28"/>
    </style:style>
    <style:style style:name="P4" style:family="paragraph" style:parent-style-name="Text_20_body">
      <style:text-properties officeooo:paragraph-rsid="000235c3"/>
    </style:style>
    <style:style style:name="P5" style:family="paragraph" style:parent-style-name="Text_20_body">
      <style:text-properties officeooo:rsid="0003ec28" officeooo:paragraph-rsid="0003ec28"/>
    </style:style>
    <style:style style:name="P6" style:family="paragraph" style:parent-style-name="Text_20_body">
      <style:text-properties style:font-name="Times New Roman" fo:font-size="12pt" officeooo:paragraph-rsid="0003ec28" style:font-size-asian="12pt" style:font-size-complex="12pt"/>
    </style:style>
    <style:style style:name="P7" style:family="paragraph" style:parent-style-name="Text_20_body">
      <style:text-properties style:font-name="Times New Roman" fo:font-size="12pt" officeooo:rsid="00048a2a" officeooo:paragraph-rsid="00048a2a" style:font-size-asian="12pt" style:font-size-complex="12pt"/>
    </style:style>
    <style:style style:name="P8" style:family="paragraph" style:parent-style-name="Text_20_body">
      <style:text-properties style:font-name="Times New Roman" fo:font-size="12pt" officeooo:paragraph-rsid="00048a2a" style:font-size-asian="12pt" style:font-size-complex="12pt"/>
    </style:style>
    <style:style style:name="P9" style:family="paragraph" style:parent-style-name="Text_20_body">
      <style:text-properties style:font-name="Times New Roman" fo:font-size="12pt" officeooo:rsid="0005c12e" officeooo:paragraph-rsid="0005c12e" style:font-size-asian="12pt" style:font-size-complex="12pt"/>
    </style:style>
    <style:style style:name="P10" style:family="paragraph" style:parent-style-name="Text_20_body">
      <style:text-properties officeooo:paragraph-rsid="0005c12e"/>
    </style:style>
    <style:style style:name="P11" style:family="paragraph" style:parent-style-name="Text_20_body">
      <style:text-properties officeooo:rsid="0006a7bb" officeooo:paragraph-rsid="0006a7bb"/>
    </style:style>
    <style:style style:name="P12" style:family="paragraph" style:parent-style-name="Text_20_body">
      <style:text-properties officeooo:rsid="0007fb43" officeooo:paragraph-rsid="0007fb43"/>
    </style:style>
    <style:style style:name="P13" style:family="paragraph" style:parent-style-name="Text_20_body">
      <style:text-properties officeooo:rsid="0008b38e" officeooo:paragraph-rsid="0008b38e"/>
    </style:style>
    <style:style style:name="P14" style:family="paragraph" style:parent-style-name="Text_20_body">
      <style:text-properties officeooo:rsid="000948d5" officeooo:paragraph-rsid="000948d5"/>
    </style:style>
    <style:style style:name="P15" style:family="paragraph" style:parent-style-name="Text_20_body">
      <style:text-properties officeooo:paragraph-rsid="0009601d"/>
    </style:style>
    <style:style style:name="P16" style:family="paragraph" style:parent-style-name="Text_20_body">
      <style:text-properties officeooo:rsid="000a10f5" officeooo:paragraph-rsid="000a10f5"/>
    </style:style>
    <style:style style:name="P17" style:family="paragraph" style:parent-style-name="Text_20_body">
      <style:text-properties officeooo:rsid="000bd0e8" officeooo:paragraph-rsid="000bd0e8"/>
    </style:style>
    <style:style style:name="P18" style:family="paragraph" style:parent-style-name="Text_20_body">
      <style:text-properties officeooo:paragraph-rsid="000bd0e8"/>
    </style:style>
    <style:style style:name="P19" style:family="paragraph" style:parent-style-name="Text_20_body">
      <style:text-properties officeooo:rsid="000d86ec" officeooo:paragraph-rsid="000d86ec"/>
    </style:style>
    <style:style style:name="P20" style:family="paragraph" style:parent-style-name="Text_20_body">
      <style:text-properties officeooo:paragraph-rsid="000d86ec"/>
    </style:style>
    <style:style style:name="P21" style:family="paragraph" style:parent-style-name="Text_20_body">
      <style:text-properties officeooo:rsid="000e2c39" officeooo:paragraph-rsid="000e2c39"/>
    </style:style>
    <style:style style:name="P22" style:family="paragraph" style:parent-style-name="Text_20_body">
      <style:text-properties officeooo:rsid="000e2c39" officeooo:paragraph-rsid="000e96a5"/>
    </style:style>
    <style:style style:name="P23" style:family="paragraph" style:parent-style-name="Text_20_body">
      <style:text-properties officeooo:paragraph-rsid="000e2c39"/>
    </style:style>
    <style:style style:name="P24" style:family="paragraph" style:parent-style-name="Text_20_body">
      <style:text-properties officeooo:rsid="000e96a5" officeooo:paragraph-rsid="000e96a5"/>
    </style:style>
    <style:style style:name="P25" style:family="paragraph" style:parent-style-name="Text_20_body">
      <style:text-properties officeooo:paragraph-rsid="000e96a5"/>
    </style:style>
    <style:style style:name="P26" style:family="paragraph" style:parent-style-name="Title">
      <style:text-properties officeooo:rsid="00008322" officeooo:paragraph-rsid="00008322"/>
    </style:style>
    <style:style style:name="P27" style:family="paragraph" style:parent-style-name="Heading_20_1">
      <style:text-properties officeooo:rsid="000235c3" officeooo:paragraph-rsid="000235c3"/>
    </style:style>
    <style:style style:name="P28" style:family="paragraph" style:parent-style-name="Heading_20_1">
      <style:text-properties officeooo:paragraph-rsid="0005c12e"/>
    </style:style>
    <style:style style:name="P29" style:family="paragraph" style:parent-style-name="Heading_20_1">
      <style:text-properties officeooo:rsid="000d86ec" officeooo:paragraph-rsid="000d86ec"/>
    </style:style>
    <style:style style:name="P30" style:family="paragraph" style:parent-style-name="Heading_20_1">
      <style:text-properties officeooo:rsid="000e96a5" officeooo:paragraph-rsid="000e96a5"/>
    </style:style>
    <style:style style:name="P31" style:family="paragraph" style:parent-style-name="Heading_20_2">
      <style:text-properties officeooo:rsid="000235c3" officeooo:paragraph-rsid="000235c3"/>
    </style:style>
    <style:style style:name="P32" style:family="paragraph" style:parent-style-name="Heading_20_2">
      <style:text-properties officeooo:rsid="0005c12e" officeooo:paragraph-rsid="0005c12e"/>
    </style:style>
    <style:style style:name="P33" style:family="paragraph" style:parent-style-name="Heading_20_2">
      <style:text-properties officeooo:rsid="0008b38e" officeooo:paragraph-rsid="0008b38e"/>
    </style:style>
    <style:style style:name="P34" style:family="paragraph" style:parent-style-name="Heading_20_2">
      <style:text-properties officeooo:rsid="000948d5" officeooo:paragraph-rsid="000948d5"/>
    </style:style>
    <style:style style:name="P35" style:family="paragraph" style:parent-style-name="Heading_20_2">
      <style:text-properties officeooo:rsid="000a10f5" officeooo:paragraph-rsid="000a10f5"/>
    </style:style>
    <style:style style:name="P36" style:family="paragraph" style:parent-style-name="Heading_20_2">
      <style:text-properties officeooo:rsid="000bd0e8" officeooo:paragraph-rsid="000bd0e8"/>
    </style:style>
    <style:style style:name="P37" style:family="paragraph" style:parent-style-name="Heading_20_2">
      <style:text-properties officeooo:rsid="000d86ec" officeooo:paragraph-rsid="000d86ec"/>
    </style:style>
    <style:style style:name="P38" style:family="paragraph" style:parent-style-name="Heading_20_2">
      <style:text-properties officeooo:rsid="000e2c39" officeooo:paragraph-rsid="000e2c39"/>
    </style:style>
    <style:style style:name="P39" style:family="paragraph" style:parent-style-name="Heading_20_2">
      <style:text-properties officeooo:rsid="000e96a5" officeooo:paragraph-rsid="000e96a5"/>
    </style:style>
    <style:style style:name="P40" style:family="paragraph" style:parent-style-name="Heading_20_2">
      <style:text-properties officeooo:paragraph-rsid="000e96a5"/>
    </style:style>
    <style:style style:name="T1" style:family="text">
      <style:text-properties officeooo:rsid="0003ec28"/>
    </style:style>
    <style:style style:name="T2" style:family="text">
      <style:text-properties fo:color="#000000"/>
    </style:style>
    <style:style style:name="T3" style:family="text">
      <style:text-properties fo:color="#000000" officeooo:rsid="00048a2a"/>
    </style:style>
    <style:style style:name="T4" style:family="text">
      <style:text-properties fo:color="#000000" officeooo:rsid="0005c12e"/>
    </style:style>
    <style:style style:name="T5" style:family="text">
      <style:text-properties fo:color="#000000" officeooo:rsid="0007fb43"/>
    </style:style>
    <style:style style:name="T6" style:family="text">
      <style:text-properties fo:color="#000000" officeooo:rsid="000948d5"/>
    </style:style>
    <style:style style:name="T7" style:family="text">
      <style:text-properties fo:color="#000000" officeooo:rsid="000a10f5"/>
    </style:style>
    <style:style style:name="T8" style:family="text">
      <style:text-properties fo:color="#000000" officeooo:rsid="0009601d"/>
    </style:style>
    <style:style style:name="T9" style:family="text">
      <style:text-properties fo:color="#000000" officeooo:rsid="000bd0e8"/>
    </style:style>
    <style:style style:name="T10" style:family="text">
      <style:text-properties fo:color="#000000" officeooo:rsid="000d86ec"/>
    </style:style>
    <style:style style:name="T11" style:family="text">
      <style:text-properties fo:color="#000000" officeooo:rsid="000e2c39"/>
    </style:style>
    <style:style style:name="T12" style:family="text">
      <style:text-properties fo:color="#000000" officeooo:rsid="000e96a5"/>
    </style:style>
    <style:style style:name="T13" style:family="text">
      <style:text-properties fo:color="#000000" officeooo:rsid="001063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gress report: halftime</text:p>
      <text:h text:style-name="P27" text:outline-level="1">Time report</text:h>
      <text:h text:style-name="P31" text:outline-level="2">Distribution of the work between the project participants</text:h>
      <text:p text:style-name="P4"/>
      <text:p text:style-name="P3">Audio group - <text:span text:style-name="T1">Philip</text:span> and Daniel</text:p>
      <text:p text:style-name="P5">Philip: 175 hours spent</text:p>
      <text:p text:style-name="P5">Daniel: 184.5 hours spent</text:p>
      <text:p text:style-name="P5">As the audio is his major responsibility, Philip has been largely at work with the audio effects in matlab and later in C. He has played a key role in implementation of the delay, EQ, tremolo and chorus effects. </text:p>
      <text:p text:style-name="P5">Daniel has helped Philip with the implementation of the delay and EQ and has focused on debugging the C adaptation of the effects. Besides this he has handled his responsibilities as project manager, that is planing and preparing group meetings.</text:p>
      <text:p text:style-name="P5"/>
      <text:p text:style-name="P5">Softcore group – Joel and Jacob</text:p>
      <text:p text:style-name="P5">Jacob:</text:p>
      <text:p text:style-name="P6"><text:span text:style-name="T1">Joel: </text:span><text:span text:style-name="T2">126.5 </text:span><text:span text:style-name="T3">hours spent</text:span></text:p>
      <text:p text:style-name="P7"><text:span text:style-name="T2">Jacob has been responsible for getting the ADC and DAC up and running. Besides this, he has been handling his responsibility related to testing.</text:span></text:p>
      <text:p text:style-name="P7"><text:span text:style-name="T2">Joel has been working with the softcore. He has successfully got the softcore to run on the FPGA and has managed to add peripherals on the APB. Besides this, he has created guidelines for the documentation of the code. </text:span></text:p>
      <text:p text:style-name="P7"><text:span text:style-name="T2"/></text:p>
      <text:p text:style-name="P7"><text:span text:style-name="T2">Interface group – Mohammed and Stavros</text:span></text:p>
      <text:p text:style-name="P8"><text:span text:style-name="T3">Stavros: </text:span><text:span text:style-name="T2">181</text:span><text:span text:style-name="T3"> hours spent</text:span></text:p>
      <text:p text:style-name="P8"><text:span text:style-name="T3">Mohammed: </text:span><text:span text:style-name="T2">107.5</text:span><text:span text:style-name="T3"> hours spent</text:span></text:p>
      <text:p text:style-name="P8"><text:span text:style-name="T3"/></text:p>
      <text:p text:style-name="P7"><text:span text:style-name="T2">Stavors has spent most of his time on creating an communication interface between the softcore and a PC. Besides that he has been very busy </text:span><text:span text:style-name="T4">with creating documentation templates for the various internal and external documents as a part of his role work.</text:span></text:p>
      <text:p text:style-name="P9"><text:span text:style-name="T2">Mohamed has been busy with creating a user interface and has since the start of the project made several iterations of it.</text:span></text:p>
      <text:p text:style-name="P9"><text:span text:style-name="T2"/></text:p>
      <text:p text:style-name="P9"><text:span text:style-name="T2">Time spent during the different phases:</text:span></text:p>
      <text:p text:style-name="P9"><text:span text:style-name="T2">Before:</text:span></text:p>
      <text:p text:style-name="P9"><text:span text:style-name="T2">Planned – N/A</text:span></text:p>
      <text:p text:style-name="P9"><text:span text:style-name="T2">Used - 339 hours</text:span></text:p>
      <text:p text:style-name="P9"><text:soft-page-break/><text:span text:style-name="T2">During:</text:span></text:p>
      <text:p text:style-name="P9"><text:span text:style-name="T2">Planned – 1720 hours</text:span></text:p>
      <text:p text:style-name="P9"><text:span text:style-name="T2">Used – 657.5 hours</text:span></text:p>
      <text:p text:style-name="P9"><text:span text:style-name="T2">After:</text:span></text:p>
      <text:p text:style-name="P9"><text:span text:style-name="T2">Planned – 180</text:span></text:p>
      <text:p text:style-name="P9"><text:span text:style-name="T2">Used - <text:s/>N/A </text:span></text:p>
      <text:p text:style-name="P9"><text:span text:style-name="T2"/></text:p>
      <text:h text:style-name="P28" text:outline-level="1"><text:span text:style-name="T4">Analysis of work efforts and problems</text:span></text:h>
      <text:h text:style-name="P32" text:outline-level="2"><text:span text:style-name="T2">What happened during the different phases</text:span></text:h>
      <text:p text:style-name="P10"><text:span text:style-name="T4"/></text:p>
      <text:p text:style-name="P11"><text:span text:style-name="T4">D</text:span><text:span text:style-name="T2">uring the planning phase all members were assigned parts of the planning report or related documents such as product specification. The division was done according to the responsibilities that was assigned throughout the group. As such, Stavros created all templates needed in the planning phase. Philip was tasked with creating the product specification. Jacob was assigned the test plan. Mohammed was tasked with creating the quality plan. Joel was tasked with miscellaneous parts of the report. Lastly, Daniel was tasked with general planning (parts 3-4 in the report) and coordination efforts.</text:span></text:p>
      <text:p text:style-name="P12"><text:span text:style-name="T2">It turned out that coordinating 6 people writing on the same report was challenging. Each individual part was completed fast, but the real work was getting the parts to fit together properly. </text:span></text:p>
      <text:p text:style-name="P11"><text:span text:style-name="T2">In the construction and systems testing phase each subgroup has been hard at work with their respective area of specialization </text:span><text:span text:style-name="T5">for more details see section 1. The group has followed the meeting plan and has met twice a week. It was decided that the meetings could become shorter now and only serve as status updates and time plan revisions.</text:span></text:p>
      <text:p text:style-name="P13"><text:span text:style-name="T5">T</text:span><text:span text:style-name="T2">he audio group has manged to implement the EQ and delay. Tremolo and chorus is also completed but needs further testing.</text:span></text:p>
      <text:p text:style-name="P13"><text:span text:style-name="T2">The interface group has created a prototype user interface as well as a communication interface between the user interface and softcore.</text:span></text:p>
      <text:p text:style-name="P13"><text:span text:style-name="T2">The softcore group has implemented the ADC and DAC and has added them to the APB bus.</text:span></text:p>
      <text:p text:style-name="P12"><text:span text:style-name="T2">The project presentation and evaluation phase has yet to come.</text:span></text:p>
      <text:h text:style-name="P33" text:outline-level="2"><text:span text:style-name="T2">Collaboration in the group</text:span></text:h>
      <text:p text:style-name="P13"><text:span text:style-name="T2">The collaboration in the group is coordinated on the weekly group meetings. It is working OK, but needs some improvements. </text:span><text:span text:style-name="T6">It is no doubt a joint effort, but the teamwork needs to work better.</text:span><text:span text:style-name="T2"> </text:span><text:span text:style-name="T6">The collaboration within the subgroups also needs improvements. </text:span><text:span text:style-name="T2">The </text:span><text:span text:style-name="T6">collaboration</text:span><text:span text:style-name="T2"> in the audio </text:span><text:span text:style-name="T6">group</text:span><text:span text:style-name="T2"> working well. <text:s/></text:span><text:span text:style-name="T6">The collaboration in the interface group works, but can be improved. However, the <text:s/>softcore group needs put more effort into their collaboration since their lack of cooperation is hurting the project.</text:span></text:p>
      <text:p text:style-name="P14"><text:span text:style-name="T2">To rectify this, we plan on adding joint working hours <text:s/>where as many members will participate as possible. The collaboration within the subgroups is a matter for each subgroup, but if it is not improved it will be dealt with during a meeting.</text:span></text:p>
      <text:p text:style-name="P14"><text:span text:style-name="T2"/></text:p>
      <text:h text:style-name="P34" text:outline-level="2"><text:soft-page-break/><text:span text:style-name="T2">The project model Lips </text:span></text:h>
      <text:p text:style-name="P15"><text:span text:style-name="T6">T</text:span><text:span text:style-name="T8">he model has not been helpful in such a way that it has given us an idea how to organize the work. <text:s text:c="2"/>Other than that, the model has actually been detrimental to the work. All documents, of which there are too many, <text:s/>are extremely </text:span><text:span text:style-name="T7">repetitive. Instead of giving a clear picture of the project, the model has made it more diffuse and less tangible. The only work roles that is really working is the leader role and documentation. The testing role is a bit overwhelming as there are simply to many test specifications to write. The quality control has nothing to do in between major deliverables. The other roles we made up ourselves and does not fit in the model.</text:span></text:p>
      <text:h text:style-name="P35" text:outline-level="2"><text:span text:style-name="T2">Collaboration with the sponsor</text:span></text:h>
      <text:p text:style-name="P16"><text:span text:style-name="T2">The collaboration with the sponsor is working well. We give Lena weekly updates regarding milestones, progress and any re-planing that we have done. As of yet, no major revisions of the plan has been done (no change in specification) and consequentially has the re-planning been done without input from the sponsor.</text:span></text:p>
      <text:h text:style-name="P36" text:outline-level="2"><text:span text:style-name="T2">Tehnical problems/sucesses</text:span></text:h>
      <text:p text:style-name="P17"><text:span text:style-name="T2">The audio group made the decision to prototype on an ARM microprocessor. This allowed the audio group to advance quickly, perhaps to quickly. The first idea was to base the audio effects on floating point numbers which would allow for very good precision. </text:span><text:span text:style-name="T10">This decision was based on the misconception that the leon3 processor already had a FPU included in the basic setup. As it turned out, this was not the case. This meant that the implementations of the delay and EQ needed to be converted to fixed point, which proved to be a challenge. <text:s/>But in a weeks time the new fixed point versions of the EQ and delay was completed.</text:span></text:p>
      <text:h text:style-name="P29" text:outline-level="1"><text:span text:style-name="T2">Fulfillment of the goal</text:span></text:h>
      <text:h text:style-name="P37" text:outline-level="2"><text:span text:style-name="T2">Summary of achievements</text:span></text:h>
      <text:p text:style-name="P19"><text:span text:style-name="T2">The softcore is up and running. This was verified by getting a led on the board to blink.</text:span></text:p>
      <text:p text:style-name="P19"><text:span text:style-name="T2">The ADC and DAC is completed. This includes oversampling, decimation and filtering.</text:span></text:p>
      <text:p text:style-name="P19"><text:span text:style-name="T2">EQ and delay has been successfully implemented in fixed point.</text:span></text:p>
      <text:p text:style-name="P19"><text:span text:style-name="T2">The ADC and DAC has been connected to the APB bus as peripheral units. This was verified by reading values from the ADC and outputting them to the DAC.</text:span></text:p>
      <text:p text:style-name="P21"><text:span text:style-name="T2">A prototype of the interface has been completed.</text:span></text:p>
      <text:p text:style-name="P21"><text:span text:style-name="T2">Communication from the interface to the board has been established.</text:span></text:p>
      <text:h text:style-name="P38" text:outline-level="2"><text:span text:style-name="T2">How the study situation is influenced by the project</text:span></text:h>
      <text:p text:style-name="P22"><text:span text:style-name="T2">The general consensus in the group is that the project requires a lot of time. Many of the members has also spent more time than planned on their work. </text:span><text:span text:style-name="T12">T</text:span><text:span text:style-name="T2">his has meant that more time has been spent on the project than on the other course. </text:span><text:span text:style-name="T12">This is of course not optimal, but hard to avoid since this is a demanding project.</text:span></text:p>
      <text:p text:style-name="P22"><text:span text:style-name="T12"/></text:p>
      <text:h text:style-name="P30" text:outline-level="1"><text:soft-page-break/><text:span text:style-name="T2">Summary</text:span></text:h>
      <text:h text:style-name="P39" text:outline-level="2"><text:span text:style-name="T2">The three most important experiences</text:span></text:h>
      <text:p text:style-name="P24"><text:span text:style-name="T2">Teamwork requires a lot of coordination. Do it right and huge progress can be made. Do it wrong and progress will be slow at best.</text:span></text:p>
      <text:p text:style-name="P24"><text:span text:style-name="T2">Planning is important, but so is results. We spent maybe to much time on planning at the start. Instead we should have made a preliminary plan quickly and then constantly update it as we gained experience in our fields of expertise. Use the LIPS as a insperation, don't follow it like a slave.</text:span></text:p>
      <text:p text:style-name="P24"><text:span text:style-name="T2">Coordinating six people writing one document is a big challenge. Do not underestimate the time required to make reports and documents coherent.</text:span></text:p>
      <text:h text:style-name="P40" text:outline-level="2"><text:span text:style-name="T12">Good advice to those who are going to perform a similar project</text:span></text:h>
      <text:p text:style-name="P25"><text:span text:style-name="T12">Planning is important, but don't overdo it. There are things that are hard to foresee which will, at best, make your plan less accurate. Instead, create a small preliminary plan that is flexible and adaptable to changes. </text:span></text:p>
      <text:p text:style-name="P23"><text:span text:style-name="T11"/></text:p>
      <text:p text:style-name="P21"><text:span text:style-name="T2"/></text:p>
      <text:h text:style-name="Heading_20_2" text:outline-level="2"><text:span text:style-name="T2"/></text:h>
      <text:p text:style-name="P19"><text:span text:style-name="T2"/></text:p>
      <text:p text:style-name="P20"><text:span text:style-name="T10"/></text:p>
      <text:p text:style-name="P20"><text:span text:style-name="T10"/></text:p>
      <text:p text:style-name="P20"><text:span text:style-name="T10"/></text:p>
      <text:h text:style-name="Heading_20_2" text:outline-level="2"><text:span text:style-name="T10"/></text:h>
      <text:p text:style-name="P20"><text:span text:style-name="T10"/></text:p>
      <text:p text:style-name="P20"><text:span text:style-name="T10"/></text:p>
      <text:p text:style-name="P17"><text:span text:style-name="T10"/></text:p>
      <text:p text:style-name="P17"><text:span text:style-name="T10"/></text:p>
      <text:p text:style-name="P18"><text:span text:style-name="T9"/></text:p>
      <text:p text:style-name="P18"><text:span text:style-name="T9"/></text:p>
      <text:p text:style-name="P16"><text:span text:style-name="T2"/></text:p>
      <text:p text:style-name="P16"><text:span text:style-name="T2"/></text:p>
      <text:p text:style-name="P12"><text:span text:style-name="T2"/></text:p>
      <text:p text:style-name="P12"><text:span text:style-name="T2"/></text:p>
      <text:p text:style-name="P11"><text:span text:style-name="T2"/></text:p>
      <text:p text:style-name="P10"><text:span text:style-name="T4"/></text:p>
      <text:p text:style-name="P9"><text:span text:style-name="T2"/></text:p>
      <text:p text:style-name="P5"><text:s/></text:p>
      <text:p text:style-name="P2"><text:soft-page-break/></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3-13T11:56:20.659767548</meta:creation-date>
    <dc:date>2014-03-13T17:16:18.039594487</dc:date>
    <dc:creator>Daniel </dc:creator>
    <meta:editing-duration>PT2H46M55S</meta:editing-duration>
    <meta:editing-cycles>2</meta:editing-cycles>
    <meta:generator>LibreOffice/4.1.3.2$Linux_X86_64 LibreOffice_project/410m0$Build-2</meta:generator>
    <meta:document-statistic meta:table-count="0" meta:image-count="0" meta:object-count="0" meta:page-count="5" meta:paragraph-count="64" meta:word-count="1287" meta:character-count="7550" meta:non-whitespace-character-count="6305"/>
  </office:meta>
</office:document-meta>
</file>